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FileEditor.setValue( 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ditor.supportsCustom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ditor.paintValue( Graphics gfx , Rectangle 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ditor.getT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ditor.getCustom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ditor.actionPerformed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Editor.File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Editor.removePropertyChangeListener(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ditor.getJavaInitializati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ileEdito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ditor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dito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ileEditor.get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ditor.isPain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ditor.get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ileEditor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ditor.addPropertyChangeListener(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ditor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